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7912" calcext:value-type="float">
            <text:p>53.3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4184" calcext:value-type="float">
            <text:p>51.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8152" calcext:value-type="float">
            <text:p>51.5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5208" calcext:value-type="float">
            <text:p>51.5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27226666667" calcext:value-type="float">
            <text:p>50.0627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4506666667" calcext:value-type="float">
            <text:p>50.0454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678048" calcext:value-type="float">
            <text:p>50.19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67005714286" calcext:value-type="float">
            <text:p>50.2367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7282857143" calcext:value-type="float">
            <text:p>50.2407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32714285714" calcext:value-type="float">
            <text:p>50.1232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9176" calcext:value-type="float">
            <text:p>50.0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73288571429" calcext:value-type="float">
            <text:p>50.1473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01537777778" calcext:value-type="float">
            <text:p>49.97015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0765714286" calcext:value-type="float">
            <text:p>49.8160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8424615385" calcext:value-type="float">
            <text:p>49.82284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23754285714" calcext:value-type="float">
            <text:p>49.8123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0567272727" calcext:value-type="float">
            <text:p>49.7760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12868571429" calcext:value-type="float">
            <text:p>49.8112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66654545455" calcext:value-type="float">
            <text:p>49.86666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57748571429" calcext:value-type="float">
            <text:p>49.9057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8488" calcext:value-type="float">
            <text:p>49.8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56" calcext:value-type="float">
            <text:p>49.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1696" calcext:value-type="float">
            <text:p>49.8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6456" calcext:value-type="float">
            <text:p>49.8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0293333333" calcext:value-type="float">
            <text:p>50.1880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6106666667" calcext:value-type="float">
            <text:p>50.1826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9493333333" calcext:value-type="float">
            <text:p>50.1829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02515555556" calcext:value-type="float">
            <text:p>50.47025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40385714286" calcext:value-type="float">
            <text:p>50.2740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41574285714" calcext:value-type="float">
            <text:p>50.3541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85338461539" calcext:value-type="float">
            <text:p>50.1085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37414285714" calcext:value-type="float">
            <text:p>50.0737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07475555556" calcext:value-type="float">
            <text:p>50.12074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5226" calcext:value-type="float">
            <text:p>50.19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75776" calcext:value-type="float">
            <text:p>49.99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47219310345" calcext:value-type="float">
            <text:p>50.02472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7592" calcext:value-type="float">
            <text:p>49.91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82785714286" calcext:value-type="float">
            <text:p>49.9082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33538064516" calcext:value-type="float">
            <text:p>50.0133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31336" calcext:value-type="float">
            <text:p>49.91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41868387097" calcext:value-type="float">
            <text:p>49.894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4183225806" calcext:value-type="float">
            <text:p>49.8044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98016551724" calcext:value-type="float">
            <text:p>49.72980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21104" calcext:value-type="float">
            <text:p>49.70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5112" calcext:value-type="float">
            <text:p>49.5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9342" calcext:value-type="float">
            <text:p>49.59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7837241379" calcext:value-type="float">
            <text:p>49.5337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88895483871" calcext:value-type="float">
            <text:p>49.518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43592" calcext:value-type="float">
            <text:p>49.25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5155555556" calcext:value-type="float">
            <text:p>49.2805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79181935484" calcext:value-type="float">
            <text:p>49.317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3752" calcext:value-type="float">
            <text:p>49.2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6673548387" calcext:value-type="float">
            <text:p>49.203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27651612903" calcext:value-type="float">
            <text:p>49.162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0888" calcext:value-type="float">
            <text:p>49.07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34131612903" calcext:value-type="float">
            <text:p>49.0134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97928" calcext:value-type="float">
            <text:p>48.98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33091612903" calcext:value-type="float">
            <text:p>48.9433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52342857143" calcext:value-type="float">
            <text:p>48.955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6330322581" calcext:value-type="float">
            <text:p>48.9536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09184" calcext:value-type="float">
            <text:p>48.8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01313103448" calcext:value-type="float">
            <text:p>48.8201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41416" calcext:value-type="float">
            <text:p>48.8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96794482759" calcext:value-type="float">
            <text:p>48.90967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39304" calcext:value-type="float">
            <text:p>49.02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04816" calcext:value-type="float">
            <text:p>48.76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5702068966" calcext:value-type="float">
            <text:p>48.60057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2008" calcext:value-type="float">
            <text:p>48.44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5312" calcext:value-type="float">
            <text:p>48.34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82436129032" calcext:value-type="float">
            <text:p>48.3082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47074285714" calcext:value-type="float">
            <text:p>48.40470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033100534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86233846154" calcext:value-type="float">
            <text:p>48.12862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28" meta:object-count="0"/>
    <meta:user-defined meta:name="AppVersion">3.0</meta:user-defined>
  </office:meta>
</office:document-meta>
</file>